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0.295cm" fo:min-width="0.045cm"/>
    </style:style>
    <style:style style:name="gr2" style:family="graphic" style:parent-style-name="standard">
      <style:graphic-properties draw:textarea-horizontal-align="justify" draw:textarea-vertical-align="middle" draw:auto-grow-height="false" fo:min-height="2.229cm" fo:min-width="4.657cm"/>
    </style:style>
    <style:style style:name="gr3" style:family="graphic" style:parent-style-name="standard">
      <style:graphic-properties draw:textarea-horizontal-align="justify" draw:textarea-vertical-align="middle" draw:auto-grow-height="false" fo:min-height="0.571cm" fo:min-width="0.322cm"/>
    </style:style>
    <style:style style:name="gr4" style:family="graphic" style:parent-style-name="standard">
      <style:graphic-properties draw:textarea-horizontal-align="justify" draw:textarea-vertical-align="middle" draw:auto-grow-height="false" fo:min-height="2.229cm" fo:min-width="2.983cm"/>
    </style:style>
    <style:style style:name="gr5" style:family="graphic" style:parent-style-name="standard">
      <style:graphic-properties draw:textarea-horizontal-align="justify" draw:textarea-vertical-align="middle" draw:auto-grow-height="false" fo:min-height="2.229cm" fo:min-width="5.108cm"/>
    </style:style>
    <style:style style:name="gr6" style:family="graphic" style:parent-style-name="standard">
      <style:graphic-properties svg:stroke-width="0.106cm" svg:stroke-color="#ffffff" draw:marker-start-width="0.359cm" draw:marker-end-width="0.359cm" draw:fill-color="#000000" draw:textarea-horizontal-align="justify" draw:textarea-vertical-align="middle" draw:auto-grow-height="false" fo:min-height="0.295cm" fo:min-width="0.045cm" fo:padding-top="0.178cm" fo:padding-bottom="0.178cm" fo:padding-left="0.303cm" fo:padding-right="0.303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 style:list-style-name="L1">
      <style:graphic-properties draw:textarea-horizontal-align="justify" draw:textarea-vertical-align="middle" draw:auto-grow-height="false" fo:min-height="2.229cm" fo:min-width="4.657cm"/>
    </style:style>
    <style:style style:name="co1" style:family="table-column">
      <style:table-column-properties style:column-width="13.106cm" style:use-optimal-column-width="false"/>
    </style:style>
    <style:style style:name="co2" style:family="table-column">
      <style:table-column-properties style:column-width="13.788cm" style:use-optimal-column-width="false"/>
    </style:style>
    <style:style style:name="ro1" style:family="table-row">
      <style:table-row-properties style:row-height="2.481cm"/>
    </style:style>
    <style:style style:name="ro2" style:family="table-row">
      <style:table-row-properties style:row-height="25.219cm"/>
    </style:style>
    <style:style style:name="ce1" style:family="table-cell"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39.999cm" svg:height="27.699cm" svg:x="1cm" svg:y="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/>
                <text:p text:style-name="P1">Bank Administrator</text:p>
              </table:table-cell>
              <table:table-cell>
                <text:p text:style-name="P1"/>
                <text:p text:style-name="P1">Bank Application</text:p>
              </table:table-cell>
              <table:table-cell>
                <text:p text:style-name="P1"/>
                <text:p text:style-name="P1">DataBase</text:p>
              </table:table-cell>
            </table:table-row>
            <table:table-row table:style-name="ro2" table:default-cell-style-name="gray2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" draw:text-style-name="P2" xml:id="id1" draw:id="id1" draw:layer="layout" svg:width="0.771cm" svg:height="0.771cm" svg:x="7.394cm" svg:y="3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5.425cm" svg:height="2.747cm" svg:x="5.062cm" svg:y="5.32cm">
          <text:p text:style-name="P1">Select type of</text:p>
          <text:p text:style-name="P1">System A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layout" svg:width="5.425cm" svg:height="2.747cm" svg:x="18.505cm" svg:y="6.849cm">
          <text:p text:style-name="P1">Check Data</text:p>
          <text:p text:style-name="P1">Correctl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4" draw:id="id4" draw:layer="layout" svg:width="1.642cm" svg:height="1.641cm" svg:x="20.378cm" svg:y="10.7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5" draw:id="id5" draw:layer="layout" svg:width="3.751cm" svg:height="2.747cm" svg:x="15.733cm" svg:y="14.097cm">
          <text:p text:style-name="P3">Invalid</text:p>
          <text:p text:style-name="P1">Da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6" draw:id="id6" draw:layer="layout" svg:width="3.751cm" svg:height="2.747cm" svg:x="22.793cm" svg:y="13.844cm">
          <text:p text:style-name="P1">Request to</text:p>
          <text:p text:style-name="P1">Databa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7" draw:id="id7" draw:layer="layout" svg:width="5.425cm" svg:height="2.747cm" svg:x="31.489cm" svg:y="14.035cm">
          <text:p text:style-name="P1">Check Passwo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8" draw:id="id8" draw:layer="layout" svg:width="1.642cm" svg:height="1.641cm" svg:x="33.377cm" svg:y="18.1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9" draw:id="id9" draw:layer="layout" svg:width="3.751cm" svg:height="2.747cm" svg:x="27.447cm" svg:y="20.195cm">
          <text:p text:style-name="P1">Invalid</text:p>
          <text:p text:style-name="P1">Passwo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10" draw:id="id10" draw:layer="layout" svg:width="3.751cm" svg:height="2.747cm" svg:x="36.705cm" svg:y="20.195cm">
          <text:p text:style-name="P1">Write data</text:p>
          <text:p text:style-name="P1">In Databa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2" draw:id="id12" draw:layer="layout" svg:width="5.876cm" svg:height="2.747cm" svg:x="31.186cm" svg:y="24.24cm">
          <text:p text:style-name="P1">Add data in logfile &amp;</text:p>
          <text:p text:style-name="P1">Send message</text:p>
          <text:p text:style-name="P1">To Appl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3" draw:id="id13" draw:layer="layout" svg:width="5.425cm" svg:height="2.747cm" svg:x="18.767cm" svg:y="24.277cm">
          <text:p text:style-name="P1">Print </text:p>
          <text:p text:style-name="P1">Mess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14" draw:id="id14" draw:layer="layout" svg:width="0.771cm" svg:height="0.771cm" svg:x="21.113cm" svg:y="27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svg:x1="7.78cm" svg:y1="4.455cm" svg:x2="7.774cm" svg:y2="5.32cm" draw:start-shape="id1" draw:start-glue-point="8" draw:end-shape="id2" draw:end-glue-point="0" svg:d="M7780 4455v432h-6v433" svg:viewBox="0 0 7 866">
          <text:p/>
        </draw:connector>
        <draw:connector draw:style-name="gr7" draw:text-style-name="P4" draw:layer="layout" svg:x1="21.217cm" svg:y1="9.596cm" svg:x2="21.199cm" svg:y2="10.795cm" draw:start-shape="id3" draw:start-glue-point="2" draw:end-shape="id4" draw:end-glue-point="4" svg:d="M21217 9596v599h-18v600" svg:viewBox="0 0 19 1200">
          <text:p/>
        </draw:connector>
        <draw:connector draw:style-name="gr7" draw:text-style-name="P4" draw:layer="layout" svg:x1="20.378cm" svg:y1="11.615cm" svg:x2="17.608cm" svg:y2="14.097cm" draw:start-shape="id4" draw:start-glue-point="5" draw:end-shape="id5" draw:end-glue-point="0" svg:d="M20378 11615h-2770v2482" svg:viewBox="0 0 2771 2483">
          <text:p/>
        </draw:connector>
        <draw:connector draw:style-name="gr7" draw:text-style-name="P4" draw:layer="layout" svg:x1="22.02cm" svg:y1="11.615cm" svg:x2="24.668cm" svg:y2="13.844cm" draw:start-shape="id4" draw:start-glue-point="7" draw:end-shape="id6" draw:end-glue-point="0" svg:d="M22020 11615h2648v2229" svg:viewBox="0 0 2649 2230">
          <text:p/>
        </draw:connector>
        <draw:connector draw:style-name="gr7" draw:text-style-name="P4" draw:layer="layout" draw:line-skew="0cm -0.48cm" svg:x1="17.608cm" svg:y1="16.844cm" svg:x2="5.062cm" svg:y2="6.693cm" draw:start-shape="id5" draw:start-glue-point="2" draw:end-shape="id2" draw:end-glue-point="3" svg:d="M17608 16844v501h-13528v-10652h982" svg:viewBox="0 0 13529 10653">
          <text:p/>
        </draw:connector>
        <draw:connector draw:style-name="gr7" draw:text-style-name="P4" draw:layer="layout" svg:x1="34.201cm" svg:y1="16.782cm" svg:x2="34.198cm" svg:y2="18.146cm" draw:start-shape="id7" draw:start-glue-point="2" draw:end-shape="id8" draw:end-glue-point="4" svg:d="M34201 16782v682h-3v682" svg:viewBox="0 0 4 1365">
          <text:p/>
        </draw:connector>
        <draw:connector draw:style-name="gr7" draw:text-style-name="P4" draw:layer="layout" svg:x1="33.377cm" svg:y1="18.966cm" svg:x2="29.322cm" svg:y2="20.195cm" draw:start-shape="id8" draw:start-glue-point="5" draw:end-shape="id9" draw:end-glue-point="0" svg:d="M33377 18966h-4055v1229" svg:viewBox="0 0 4056 1230">
          <text:p/>
        </draw:connector>
        <draw:connector draw:style-name="gr7" draw:text-style-name="P4" draw:layer="layout" svg:x1="35.019cm" svg:y1="18.966cm" svg:x2="38.58cm" svg:y2="20.195cm" draw:start-shape="id8" draw:start-glue-point="7" draw:end-shape="id10" draw:end-glue-point="0" svg:d="M35019 18966h3561v1229" svg:viewBox="0 0 3562 1230">
          <text:p/>
        </draw:connector>
        <draw:custom-shape draw:style-name="gr8" draw:text-style-name="P3" xml:id="id11" draw:id="id11" draw:layer="layout" svg:width="5.425cm" svg:height="2.747cm" svg:x="5.07cm" svg:y="9.368cm">
          <text:p text:style-name="P3">Try to System</text:p>
          <text:p text:style-name="P3">Password</text:p>
          <text:p text:style-name="P1">in Application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" draw:layer="layout" svg:x1="7.774cm" svg:y1="8.067cm" svg:x2="7.782cm" svg:y2="9.368cm" draw:start-shape="id2" draw:start-glue-point="2" draw:end-shape="id11" draw:end-glue-point="0" svg:d="M7774 8067v650h8v651" svg:viewBox="0 0 9 1302">
          <text:p/>
        </draw:connector>
        <draw:connector draw:style-name="gr7" draw:text-style-name="P4" draw:layer="layout" svg:x1="7.782cm" svg:y1="12.115cm" svg:x2="21.217cm" svg:y2="6.849cm" draw:start-shape="id11" draw:start-glue-point="2" draw:end-shape="id3" draw:end-glue-point="0" svg:d="M7782 12115v501h6718v-6269h6717v502" svg:viewBox="0 0 13436 6270">
          <text:p/>
        </draw:connector>
        <draw:connector draw:style-name="gr7" draw:text-style-name="P4" draw:layer="layout" svg:x1="29.322cm" svg:y1="22.942cm" svg:x2="34.124cm" svg:y2="24.24cm" draw:start-shape="id9" draw:start-glue-point="2" draw:end-shape="id12" svg:d="M29322 22942v649h4802v649" svg:viewBox="0 0 4803 1299">
          <text:p/>
        </draw:connector>
        <draw:connector draw:style-name="gr7" draw:text-style-name="P4" draw:layer="layout" svg:x1="38.58cm" svg:y1="22.942cm" svg:x2="34.124cm" svg:y2="24.24cm" draw:start-shape="id10" draw:start-glue-point="2" draw:end-shape="id12" svg:d="M38580 22942v649h-4456v649" svg:viewBox="0 0 4457 1299">
          <text:p/>
        </draw:connector>
        <draw:connector draw:style-name="gr7" draw:text-style-name="P4" draw:layer="layout" svg:x1="31.186cm" svg:y1="25.613cm" svg:x2="24.192cm" svg:y2="25.65cm" draw:start-shape="id12" draw:start-glue-point="3" draw:end-shape="id13" svg:d="M31186 25613h-3497v37h-3497" svg:viewBox="0 0 6995 38">
          <text:p/>
        </draw:connector>
        <draw:connector draw:style-name="gr7" draw:text-style-name="P4" draw:layer="layout" svg:x1="21.479cm" svg:y1="27.024cm" svg:x2="21.499cm" svg:y2="27.756cm" draw:start-shape="id13" draw:start-glue-point="2" draw:end-shape="id14" draw:end-glue-point="4" svg:d="M21479 27024v340h20v392" svg:viewBox="0 0 21 733">
          <text:p/>
        </draw:connector>
        <draw:connector draw:style-name="gr7" draw:text-style-name="P4" draw:layer="layout" svg:x1="24.668cm" svg:y1="16.591cm" svg:x2="34.201cm" svg:y2="14.035cm" draw:start-shape="id6" draw:start-glue-point="2" draw:end-shape="id7" draw:end-glue-point="0" svg:d="M24668 16591v501h4348v-3559h5185v502" svg:viewBox="0 0 9534 356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" style:font-family-asian="'Noto Sans'" style:font-family-generic-asian="system" style:font-pitch-asian="variable" style:font-size-asian="18pt" style:font-style-asian="normal" style:font-weight-asian="normal" style:font-name-complex="Noto Sans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" style:font-family-asian="'Noto Sans'" style:font-family-generic-asian="system" style:font-pitch-asian="variable" style:font-size-asian="18pt" style:font-name-complex="Noto Sans" style:font-family-complex="'Noto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3T16:25:26.423052812</meta:creation-date>
    <dc:date>2018-10-07T23:55:11.337540000</dc:date>
    <meta:editing-duration>PT48M24S</meta:editing-duration>
    <meta:editing-cycles>14</meta:editing-cycles>
    <meta:generator>LibreOffice/6.0.4.2$Linux_X86_64 LibreOffice_project/00m0$Build-2</meta:generator>
    <meta:document-statistic meta:object-count="30"/>
  </office:meta>
</office:document-meta>
</file>